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FieldTest2_private.test_error_nu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umFieldTest2_private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umFieldTest2_private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umFieldTest2_privat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umFieldTest2_private.test_error_nu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umFieldTest2_private.test_error_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umFieldTest2_private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